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E0000014BE991CC60.png" manifest:media-type="image/png"/>
  <manifest:file-entry manifest:full-path="Pictures/100000010000033E0000014B0E6F07B1.png" manifest:media-type="image/png"/>
  <manifest:file-entry manifest:full-path="Pictures/100000010000033E0000014BD6E7CC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-0.052in" svg:width="6.6929in" svg:height="2.6689in" draw:z-index="0"><draw:image xlink:href="Pictures/100000010000033E0000014BD6E7CC35.png" xlink:type="simple" xlink:show="embed" xlink:actuate="onLoad" draw:mime-type="image/png"/></draw:frame><draw:frame draw:style-name="fr1" draw:name="Image2" text:anchor-type="char" svg:x="0in" svg:y="3.3217in" svg:width="6.6929in" svg:height="2.6689in" draw:z-index="1"><draw:image xlink:href="Pictures/100000010000033E0000014B0E6F07B1.png" xlink:type="simple" xlink:show="embed" xlink:actuate="onLoad" draw:mime-type="image/png"/></draw:frame><draw:frame draw:style-name="fr1" draw:name="Image3" text:anchor-type="char" svg:x="0.0173in" svg:y="6.2902in" svg:width="6.6929in" svg:height="2.6689in" draw:z-index="2"><draw:image xlink:href="Pictures/100000010000033E0000014BE991CC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21:02:36.946423894</meta:creation-date>
    <dc:date>2024-11-15T21:04:29.687253224</dc:date>
    <meta:editing-duration>PT1M54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24.8.1.2$Linux_X86_64 LibreOffice_project/480$Build-2</meta:generator>
  </office:meta>
</office:document-meta>
</file>